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d321" officeooo:paragraph-rsid="0005d321" style:font-weight-asian="bold" style:font-weight-complex="bold"/>
    </style:style>
    <style:style style:name="P2" style:family="paragraph" style:parent-style-name="Standard">
      <style:text-properties fo:font-weight="bold" officeooo:rsid="0005d321" officeooo:paragraph-rsid="0010c56f" style:font-weight-asian="bold" style:font-weight-complex="bold"/>
    </style:style>
    <style:style style:name="P3" style:family="paragraph" style:parent-style-name="Standard">
      <style:text-properties fo:font-weight="bold" officeooo:rsid="0005d321" officeooo:paragraph-rsid="0011f29a" style:font-weight-asian="bold" style:font-weight-complex="bold"/>
    </style:style>
    <style:style style:name="P4" style:family="paragraph" style:parent-style-name="Standard">
      <style:text-properties fo:font-weight="bold" officeooo:rsid="0005d321" officeooo:paragraph-rsid="0013bc23" style:font-weight-asian="bold" style:font-weight-complex="bold"/>
    </style:style>
    <style:style style:name="P5" style:family="paragraph" style:parent-style-name="Standard">
      <style:text-properties fo:font-weight="bold" officeooo:rsid="0005d321" officeooo:paragraph-rsid="00272d1a" style:font-weight-asian="bold" style:font-weight-complex="bold"/>
    </style:style>
    <style:style style:name="P6" style:family="paragraph" style:parent-style-name="Standard">
      <style:text-properties fo:font-weight="bold" officeooo:rsid="0005d321" officeooo:paragraph-rsid="0029d773" style:font-weight-asian="bold" style:font-weight-complex="bold"/>
    </style:style>
    <style:style style:name="P7" style:family="paragraph" style:parent-style-name="Standard">
      <style:text-properties fo:font-weight="bold" officeooo:rsid="0005d321" officeooo:paragraph-rsid="002b8f97" style:font-weight-asian="bold" style:font-weight-complex="bold"/>
    </style:style>
    <style:style style:name="P8" style:family="paragraph" style:parent-style-name="Standard">
      <style:text-properties fo:font-weight="bold" officeooo:rsid="00153a3e" officeooo:paragraph-rsid="00153a3e" style:font-weight-asian="bold" style:font-weight-complex="bold"/>
    </style:style>
    <style:style style:name="P9" style:family="paragraph" style:parent-style-name="Standard">
      <style:text-properties fo:font-weight="normal" officeooo:rsid="0005d321" officeooo:paragraph-rsid="00153a3e" style:font-weight-asian="normal" style:font-weight-complex="normal"/>
    </style:style>
    <style:style style:name="P10" style:family="paragraph" style:parent-style-name="Standard">
      <style:text-properties fo:font-weight="normal" officeooo:rsid="0005d321" officeooo:paragraph-rsid="0010c56f" style:font-weight-asian="normal" style:font-weight-complex="normal"/>
    </style:style>
    <style:style style:name="P11" style:family="paragraph" style:parent-style-name="Standard">
      <style:text-properties fo:font-weight="normal" officeooo:rsid="0005d321" officeooo:paragraph-rsid="0013bc23" style:font-weight-asian="normal" style:font-weight-complex="normal"/>
    </style:style>
    <style:style style:name="P12" style:family="paragraph" style:parent-style-name="Standard">
      <style:text-properties fo:font-weight="normal" officeooo:rsid="0005d321" officeooo:paragraph-rsid="0011f29a" style:font-weight-asian="normal" style:font-weight-complex="normal"/>
    </style:style>
    <style:style style:name="P13" style:family="paragraph" style:parent-style-name="Standard">
      <style:text-properties fo:font-weight="normal" officeooo:rsid="0005d321" officeooo:paragraph-rsid="00272d1a" style:font-weight-asian="normal" style:font-weight-complex="normal"/>
    </style:style>
    <style:style style:name="P14" style:family="paragraph" style:parent-style-name="Standard">
      <style:text-properties fo:font-weight="normal" officeooo:rsid="0005d321" officeooo:paragraph-rsid="0029d773" style:font-weight-asian="normal" style:font-weight-complex="normal"/>
    </style:style>
    <style:style style:name="P15" style:family="paragraph" style:parent-style-name="Standard">
      <style:text-properties fo:font-weight="normal" officeooo:rsid="0005d321" officeooo:paragraph-rsid="002b8f97" style:font-weight-asian="normal" style:font-weight-complex="normal"/>
    </style:style>
    <style:style style:name="P16" style:family="paragraph" style:parent-style-name="Standard">
      <style:text-properties fo:font-weight="normal" officeooo:paragraph-rsid="0010c56f" style:font-weight-asian="normal" style:font-weight-complex="normal"/>
    </style:style>
    <style:style style:name="P17" style:family="paragraph" style:parent-style-name="Standard">
      <style:text-properties fo:color="#c9211e" fo:font-weight="bold" officeooo:rsid="0007983b" officeooo:paragraph-rsid="0007983b" style:font-weight-asian="bold" style:font-weight-complex="bold"/>
    </style:style>
    <style:style style:name="P18" style:family="paragraph" style:parent-style-name="Standard">
      <style:text-properties fo:color="#c9211e" fo:font-weight="bold" officeooo:rsid="0005d321" officeooo:paragraph-rsid="0010c56f" style:font-weight-asian="bold" style:font-weight-complex="bold"/>
    </style:style>
    <style:style style:name="P19" style:family="paragraph" style:parent-style-name="Standard">
      <style:text-properties fo:color="#c9211e" fo:font-weight="bold" officeooo:rsid="0005d321" officeooo:paragraph-rsid="0011f29a" style:font-weight-asian="bold" style:font-weight-complex="bold"/>
    </style:style>
    <style:style style:name="P20" style:family="paragraph" style:parent-style-name="Standard">
      <style:text-properties fo:color="#c9211e" fo:font-weight="bold" officeooo:rsid="0005d321" officeooo:paragraph-rsid="0013bc23" style:font-weight-asian="bold" style:font-weight-complex="bold"/>
    </style:style>
    <style:style style:name="P21" style:family="paragraph" style:parent-style-name="Standard">
      <style:text-properties fo:color="#c9211e" fo:font-weight="bold" officeooo:rsid="0005d321" officeooo:paragraph-rsid="00153a3e" style:font-weight-asian="bold" style:font-weight-complex="bold"/>
    </style:style>
    <style:style style:name="P22" style:family="paragraph" style:parent-style-name="Standard">
      <style:text-properties fo:color="#c9211e" fo:font-weight="bold" officeooo:rsid="0005d321" officeooo:paragraph-rsid="00272d1a" style:font-weight-asian="bold" style:font-weight-complex="bold"/>
    </style:style>
    <style:style style:name="P23" style:family="paragraph" style:parent-style-name="Standard">
      <style:text-properties fo:color="#c9211e" fo:font-weight="bold" officeooo:rsid="0005d321" officeooo:paragraph-rsid="0029d773" style:font-weight-asian="bold" style:font-weight-complex="bold"/>
    </style:style>
    <style:style style:name="P24" style:family="paragraph" style:parent-style-name="Standard">
      <style:text-properties fo:color="#c9211e" fo:font-weight="bold" officeooo:rsid="0005d321" officeooo:paragraph-rsid="002b8f97" style:font-weight-asian="bold" style:font-weight-complex="bold"/>
    </style:style>
    <style:style style:name="P25" style:family="paragraph" style:parent-style-name="Standard">
      <style:text-properties officeooo:paragraph-rsid="0010c56f"/>
    </style:style>
    <style:style style:name="P26" style:family="paragraph" style:parent-style-name="Standard">
      <style:text-properties officeooo:paragraph-rsid="0011f29a"/>
    </style:style>
    <style:style style:name="P27" style:family="paragraph" style:parent-style-name="Standard">
      <style:text-properties fo:color="#000000" fo:font-weight="normal" officeooo:rsid="0007983b" officeooo:paragraph-rsid="0007983b" style:font-weight-asian="normal" style:font-weight-complex="normal"/>
    </style:style>
    <style:style style:name="P28" style:family="paragraph" style:parent-style-name="Standard">
      <style:text-properties fo:color="#000000" fo:font-weight="normal" officeooo:rsid="0007983b" officeooo:paragraph-rsid="00251c19" style:font-weight-asian="normal" style:font-weight-complex="normal"/>
    </style:style>
    <style:style style:name="P29" style:family="paragraph" style:parent-style-name="Standard">
      <style:text-properties fo:color="#000000" fo:font-weight="normal" officeooo:rsid="0007983b" officeooo:paragraph-rsid="0029d773" style:font-weight-asian="normal" style:font-weight-complex="normal"/>
    </style:style>
    <style:style style:name="P30" style:family="paragraph" style:parent-style-name="Standard">
      <style:text-properties fo:color="#000000" fo:font-weight="normal" officeooo:rsid="0005d321" officeooo:paragraph-rsid="0010c56f" style:font-weight-asian="normal" style:font-weight-complex="normal"/>
    </style:style>
    <style:style style:name="P31" style:family="paragraph" style:parent-style-name="Standard">
      <style:text-properties fo:color="#000000" fo:font-weight="normal" officeooo:rsid="0005d321" officeooo:paragraph-rsid="0007983b" style:font-weight-asian="normal" style:font-weight-complex="normal"/>
    </style:style>
    <style:style style:name="P32" style:family="paragraph" style:parent-style-name="Standard">
      <style:text-properties fo:color="#000000" fo:font-weight="normal" officeooo:rsid="0005d321" officeooo:paragraph-rsid="0025caaf" style:font-weight-asian="normal" style:font-weight-complex="normal"/>
    </style:style>
    <style:style style:name="P33" style:family="paragraph" style:parent-style-name="Standard">
      <style:text-properties fo:color="#000000" fo:font-weight="normal" officeooo:rsid="001e3d14" officeooo:paragraph-rsid="001e3d14" style:font-weight-asian="normal" style:font-weight-complex="normal"/>
    </style:style>
    <style:style style:name="P34" style:family="paragraph" style:parent-style-name="Standard">
      <style:text-properties fo:color="#000000" fo:font-weight="normal" officeooo:rsid="001e3d14" officeooo:paragraph-rsid="00203ae6" style:font-weight-asian="normal" style:font-weight-complex="normal"/>
    </style:style>
    <style:style style:name="P35" style:family="paragraph" style:parent-style-name="Standard">
      <style:text-properties fo:color="#000000" fo:font-weight="normal" officeooo:rsid="001e3d14" officeooo:paragraph-rsid="00207ffc" style:font-weight-asian="normal" style:font-weight-complex="normal"/>
    </style:style>
    <style:style style:name="P36" style:family="paragraph" style:parent-style-name="Standard">
      <style:text-properties fo:color="#000000" fo:font-weight="bold" officeooo:rsid="001e3d14" officeooo:paragraph-rsid="001e3d14" style:font-weight-asian="bold" style:font-weight-complex="bold"/>
    </style:style>
    <style:style style:name="P37" style:family="paragraph" style:parent-style-name="Standard">
      <style:text-properties fo:color="#000000" fo:font-weight="bold" officeooo:rsid="001e3d14" officeooo:paragraph-rsid="00203ae6" style:font-weight-asian="bold" style:font-weight-complex="bold"/>
    </style:style>
    <style:style style:name="P38" style:family="paragraph" style:parent-style-name="Standard">
      <style:text-properties fo:color="#000000" fo:font-weight="bold" officeooo:rsid="001e3d14" officeooo:paragraph-rsid="002b8f97" style:font-weight-asian="bold" style:font-weight-complex="bold"/>
    </style:style>
    <style:style style:name="P39" style:family="paragraph" style:parent-style-name="Standard">
      <style:text-properties fo:color="#000000" fo:font-weight="bold" officeooo:rsid="002b8f97" officeooo:paragraph-rsid="002b8f97" style:font-weight-asian="bold" style:font-weight-complex="bold"/>
    </style:style>
    <style:style style:name="P40" style:family="paragraph" style:parent-style-name="Standard">
      <style:text-properties officeooo:paragraph-rsid="0013bc23"/>
    </style:style>
    <style:style style:name="P41" style:family="paragraph" style:parent-style-name="Standard">
      <style:text-properties officeooo:paragraph-rsid="00153a3e"/>
    </style:style>
    <style:style style:name="P42" style:family="paragraph" style:parent-style-name="Standard">
      <style:text-properties officeooo:paragraph-rsid="00218361"/>
    </style:style>
    <style:style style:name="P43" style:family="paragraph" style:parent-style-name="Standard">
      <style:text-properties officeooo:paragraph-rsid="00251c19"/>
    </style:style>
    <style:style style:name="P44" style:family="paragraph" style:parent-style-name="Standard">
      <style:text-properties officeooo:paragraph-rsid="00272d1a"/>
    </style:style>
    <style:style style:name="P45" style:family="paragraph" style:parent-style-name="Standard">
      <style:text-properties officeooo:paragraph-rsid="0029d773"/>
    </style:style>
    <style:style style:name="P46" style:family="paragraph" style:parent-style-name="Standard">
      <style:text-properties officeooo:paragraph-rsid="002b8f97"/>
    </style:style>
    <style:style style:name="P47" style:family="paragraph" style:parent-style-name="Standard">
      <style:text-properties officeooo:paragraph-rsid="002c5d34"/>
    </style:style>
    <style:style style:name="P48" style:family="paragraph" style:parent-style-name="Preformatted_20_Text">
      <style:text-properties officeooo:paragraph-rsid="0028a89b"/>
    </style:style>
    <style:style style:name="P49" style:family="paragraph" style:parent-style-name="Preformatted_20_Text">
      <style:text-properties fo:font-weight="normal" officeooo:rsid="0005d321" officeooo:paragraph-rsid="0007983b" style:font-weight-asian="normal" style:font-weight-complex="normal"/>
    </style:style>
    <style:style style:name="P50" style:family="paragraph" style:parent-style-name="Preformatted_20_Text">
      <style:text-properties fo:font-weight="normal" officeooo:rsid="0005d321" officeooo:paragraph-rsid="0028a89b" style:font-weight-asian="normal" style:font-weight-complex="normal"/>
    </style:style>
    <style:style style:name="P51" style:family="paragraph" style:parent-style-name="Preformatted_20_Text">
      <style:text-properties fo:font-weight="normal" officeooo:rsid="0005d321" officeooo:paragraph-rsid="003000ea" style:font-weight-asian="normal" style:font-weight-complex="normal"/>
    </style:style>
    <style:style style:name="P52" style:family="paragraph" style:parent-style-name="Preformatted_20_Text">
      <style:text-properties fo:font-weight="normal" officeooo:rsid="002b8f97" officeooo:paragraph-rsid="002e8a64" style:font-weight-asian="normal" style:font-weight-complex="normal"/>
    </style:style>
    <style:style style:name="P53" style:family="paragraph" style:parent-style-name="Preformatted_20_Text">
      <style:text-properties fo:font-weight="normal" officeooo:rsid="0005d321" officeooo:paragraph-rsid="0007983b" style:font-weight-asian="normal" style:font-weight-complex="normal"/>
    </style:style>
    <style:style style:name="P54" style:family="paragraph" style:parent-style-name="Preformatted_20_Text">
      <style:text-properties fo:font-weight="normal" officeooo:rsid="0005d321" officeooo:paragraph-rsid="0033dc47" style:font-weight-asian="normal" style:font-weight-complex="normal"/>
    </style:style>
    <style:style style:name="P55" style:family="paragraph" style:parent-style-name="Preformatted_20_Text">
      <style:text-properties officeooo:paragraph-rsid="0033dc47"/>
    </style:style>
    <style:style style:name="P56" style:family="paragraph" style:parent-style-name="Standard">
      <style:text-properties fo:font-weight="bold" officeooo:rsid="0029d773" officeooo:paragraph-rsid="0029d773" style:font-weight-asian="bold" style:font-weight-complex="bold"/>
    </style:style>
    <style:style style:name="P57" style:family="paragraph" style:parent-style-name="Standard">
      <style:text-properties fo:font-weight="bold" officeooo:paragraph-rsid="0011f29a" style:font-weight-asian="bold" style:font-weight-complex="bold"/>
    </style:style>
    <style:style style:name="P58" style:family="paragraph" style:parent-style-name="Standard">
      <style:text-properties fo:font-weight="bold" officeooo:rsid="0005d321" officeooo:paragraph-rsid="0031dbdd" style:font-weight-asian="bold" style:font-weight-complex="bold"/>
    </style:style>
    <style:style style:name="P59" style:family="paragraph" style:parent-style-name="Standard">
      <style:text-properties fo:font-weight="bold" officeooo:rsid="0035987a" officeooo:paragraph-rsid="0035987a" style:font-weight-asian="bold" style:font-weight-complex="bold"/>
    </style:style>
    <style:style style:name="P60" style:family="paragraph" style:parent-style-name="Standard">
      <style:text-properties fo:font-weight="normal" officeooo:rsid="0005d321" officeooo:paragraph-rsid="0029d773" style:font-weight-asian="normal" style:font-weight-complex="normal"/>
    </style:style>
    <style:style style:name="P61" style:family="paragraph" style:parent-style-name="Standard">
      <style:text-properties fo:font-weight="normal" officeooo:rsid="0005d321" officeooo:paragraph-rsid="00272d1a" style:font-weight-asian="normal" style:font-weight-complex="normal"/>
    </style:style>
    <style:style style:name="P62" style:family="paragraph" style:parent-style-name="Standard">
      <style:text-properties fo:font-weight="normal" officeooo:rsid="0005d321" officeooo:paragraph-rsid="0031dbdd" style:font-weight-asian="normal" style:font-weight-complex="normal"/>
    </style:style>
    <style:style style:name="P63" style:family="paragraph" style:parent-style-name="Standard">
      <style:text-properties fo:color="#000000" fo:font-weight="normal" officeooo:rsid="0005d321" officeooo:paragraph-rsid="0029d773" style:font-weight-asian="normal" style:font-weight-complex="normal"/>
    </style:style>
    <style:style style:name="P64" style:family="paragraph" style:parent-style-name="Standard">
      <style:text-properties fo:color="#000000" fo:font-weight="normal" officeooo:rsid="0005d321" officeooo:paragraph-rsid="00272d1a" style:font-weight-asian="normal" style:font-weight-complex="normal"/>
    </style:style>
    <style:style style:name="P65" style:family="paragraph" style:parent-style-name="Standard">
      <style:text-properties fo:color="#000000" fo:font-weight="normal" officeooo:rsid="0010c56f" officeooo:paragraph-rsid="002c5d34" style:font-weight-asian="normal" style:font-weight-complex="normal"/>
    </style:style>
    <style:style style:name="P66" style:family="paragraph" style:parent-style-name="Standard">
      <style:text-properties fo:color="#000000" fo:font-weight="normal" officeooo:rsid="002c5d34" officeooo:paragraph-rsid="002c5d34" style:font-weight-asian="normal" style:font-weight-complex="normal"/>
    </style:style>
    <style:style style:name="P67" style:family="paragraph" style:parent-style-name="Standard">
      <style:text-properties officeooo:paragraph-rsid="002b8f97"/>
    </style:style>
    <style:style style:name="P68" style:family="paragraph" style:parent-style-name="Standard">
      <style:text-properties fo:color="#c9211e" fo:font-weight="bold" officeooo:rsid="0005d321" officeooo:paragraph-rsid="0031dbdd" style:font-weight-asian="bold" style:font-weight-complex="bold"/>
    </style:style>
    <style:style style:name="P69" style:family="paragraph" style:parent-style-name="Standard">
      <style:text-properties officeooo:paragraph-rsid="0031dbdd"/>
    </style:style>
    <style:style style:name="T1" style:family="text">
      <style:text-properties officeooo:rsid="0005d3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cd6" style:font-weight-asian="normal" style:font-weight-complex="normal"/>
    </style:style>
    <style:style style:name="T4" style:family="text">
      <style:text-properties fo:font-weight="normal" officeooo:rsid="0005d321" style:font-weight-asian="normal" style:font-weight-complex="normal"/>
    </style:style>
    <style:style style:name="T5" style:family="text">
      <style:text-properties fo:font-weight="normal" officeooo:rsid="0011f29a" style:font-weight-asian="normal" style:font-weight-complex="normal"/>
    </style:style>
    <style:style style:name="T6" style:family="text">
      <style:text-properties fo:font-weight="normal" officeooo:rsid="0013bc23" style:font-weight-asian="normal" style:font-weight-complex="normal"/>
    </style:style>
    <style:style style:name="T7" style:family="text">
      <style:text-properties fo:font-weight="normal" officeooo:rsid="00272d1a" style:font-weight-asian="normal" style:font-weight-complex="normal"/>
    </style:style>
    <style:style style:name="T8" style:family="text">
      <style:text-properties fo:font-weight="normal" officeooo:rsid="0028a89b" style:font-weight-asian="normal" style:font-weight-complex="normal"/>
    </style:style>
    <style:style style:name="T9" style:family="text">
      <style:text-properties fo:font-weight="normal" officeooo:rsid="0029d773" style:font-weight-asian="normal" style:font-weight-complex="normal"/>
    </style:style>
    <style:style style:name="T10" style:family="text">
      <style:text-properties fo:font-weight="normal" officeooo:rsid="002d623a" style:font-weight-asian="normal" style:font-weight-complex="normal"/>
    </style:style>
    <style:style style:name="T11" style:family="text">
      <style:text-properties fo:font-weight="normal" officeooo:rsid="0033dc47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5d321" style:font-weight-asian="bold" style:font-weight-complex="bold"/>
    </style:style>
    <style:style style:name="T14" style:family="text">
      <style:text-properties fo:font-weight="bold" officeooo:rsid="0011f29a" style:font-weight-asian="bold" style:font-weight-complex="bold"/>
    </style:style>
    <style:style style:name="T15" style:family="text">
      <style:text-properties fo:font-weight="bold" officeooo:rsid="00137509" style:font-weight-asian="bold" style:font-weight-complex="bold"/>
    </style:style>
    <style:style style:name="T16" style:family="text">
      <style:text-properties fo:font-weight="bold" officeooo:rsid="0013bc23" style:font-weight-asian="bold" style:font-weight-complex="bold"/>
    </style:style>
    <style:style style:name="T17" style:family="text">
      <style:text-properties fo:font-weight="bold" officeooo:rsid="0029d773" style:font-weight-asian="bold" style:font-weight-complex="bold"/>
    </style:style>
    <style:style style:name="T18" style:family="text">
      <style:text-properties fo:font-weight="bold" officeooo:rsid="002b8f97" style:font-weight-asian="bold" style:font-weight-complex="bold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weight="normal" officeooo:rsid="0010c56f" style:font-weight-asian="normal" style:font-weight-complex="normal"/>
    </style:style>
    <style:style style:name="T21" style:family="text">
      <style:text-properties fo:color="#000000" fo:font-weight="normal" officeooo:rsid="0011f29a" style:font-weight-asian="normal" style:font-weight-complex="normal"/>
    </style:style>
    <style:style style:name="T22" style:family="text">
      <style:text-properties fo:color="#000000" fo:font-weight="normal" officeooo:rsid="0007983b" style:font-weight-asian="normal" style:font-weight-complex="normal"/>
    </style:style>
    <style:style style:name="T23" style:family="text">
      <style:text-properties fo:color="#000000" fo:font-weight="normal" officeooo:rsid="0013bc23" style:font-weight-asian="normal" style:font-weight-complex="normal"/>
    </style:style>
    <style:style style:name="T24" style:family="text">
      <style:text-properties fo:color="#000000" fo:font-weight="normal" officeooo:rsid="0005d321" style:font-weight-asian="normal" style:font-weight-complex="normal"/>
    </style:style>
    <style:style style:name="T25" style:family="text">
      <style:text-properties fo:color="#000000" fo:font-weight="normal" officeooo:rsid="0014f0b9" style:font-weight-asian="normal" style:font-weight-complex="normal"/>
    </style:style>
    <style:style style:name="T26" style:family="text">
      <style:text-properties fo:color="#000000" fo:font-weight="normal" officeooo:rsid="00153a3e" style:font-weight-asian="normal" style:font-weight-complex="normal"/>
    </style:style>
    <style:style style:name="T27" style:family="text">
      <style:text-properties fo:color="#000000" fo:font-weight="normal" officeooo:rsid="00218361" style:font-weight-asian="normal" style:font-weight-complex="normal"/>
    </style:style>
    <style:style style:name="T28" style:family="text">
      <style:text-properties fo:color="#000000" fo:font-weight="normal" officeooo:rsid="001e3d14" style:font-weight-asian="normal" style:font-weight-complex="normal"/>
    </style:style>
    <style:style style:name="T29" style:family="text">
      <style:text-properties fo:color="#000000" fo:font-weight="normal" officeooo:rsid="00251c19" style:font-weight-asian="normal" style:font-weight-complex="normal"/>
    </style:style>
    <style:style style:name="T30" style:family="text">
      <style:text-properties fo:color="#000000" fo:font-weight="normal" officeooo:rsid="0029d773" style:font-weight-asian="normal" style:font-weight-complex="normal"/>
    </style:style>
    <style:style style:name="T31" style:family="text">
      <style:text-properties fo:color="#000000" fo:font-weight="normal" officeooo:rsid="002b8f97" style:font-weight-asian="normal" style:font-weight-complex="normal"/>
    </style:style>
    <style:style style:name="T32" style:family="text">
      <style:text-properties fo:color="#000000" fo:font-weight="bold" officeooo:rsid="002c5d34" style:font-weight-asian="bold" style:font-weight-complex="bold"/>
    </style:style>
    <style:style style:name="T33" style:family="text">
      <style:text-properties fo:color="#000000" fo:font-weight="bold" officeooo:rsid="0005d321" style:font-weight-asian="bold" style:font-weight-complex="bold"/>
    </style:style>
    <style:style style:name="T34" style:family="text">
      <style:text-properties officeooo:rsid="0010c56f"/>
    </style:style>
    <style:style style:name="T35" style:family="text">
      <style:text-properties officeooo:rsid="00153a3e"/>
    </style:style>
    <style:style style:name="T36" style:family="text">
      <style:text-properties officeooo:rsid="0013bc23"/>
    </style:style>
    <style:style style:name="T37" style:family="text">
      <style:text-properties officeooo:rsid="00207ffc"/>
    </style:style>
    <style:style style:name="T38" style:family="text">
      <style:text-properties style:font-name="Liberation Mono" fo:font-size="10pt" fo:font-weight="normal" officeooo:rsid="0028a89b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33dc47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officeooo:rsid="002b8f97"/>
    </style:style>
    <style:style style:name="T41" style:family="text">
      <style:text-properties officeooo:rsid="002c5d34"/>
    </style:style>
    <style:style style:name="T42" style:family="text">
      <style:text-properties officeooo:rsid="00302af1"/>
    </style:style>
    <style:style style:name="T43" style:family="text">
      <style:text-properties officeooo:rsid="0033dc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Entity</text:p>
      <text:p text:style-name="Standard">curl -i -X POST http://localhost:9090/ngsi-ld/v1/entities \</text:p>
      <text:p text:style-name="Standard"><text:s text:c="2"/>-H "Content-Type: application/ld+json" \</text:p>
      <text:p text:style-name="Standard"><text:s text:c="2"/>-d '{</text:p>
      <text:p text:style-name="Standard"><text:s text:c="4"/>"@context": [</text:p>
      <text:p text:style-name="Standard"><text:s text:c="6"/>"http://localhost:3004/mobile-radio-network-context.jsonld",</text:p>
      <text:p text:style-name="Standard"><text:s text:c="6"/>"https://uri.etsi.org/ngsi-ld/v1/ngsi-ld-core-context-v1.9.jsonld"</text:p>
      <text:p text:style-name="Standard"><text:s text:c="4"/>],</text:p>
      <text:p text:style-name="Standard"><text:s text:c="4"/>"id": "urn:ngsi-ld:Network:001",</text:p>
      <text:p text:style-name="Standard"><text:s text:c="4"/>"type": "Network"</text:p>
      <text:p text:style-name="Standard"><text:s text:c="2"/>}'</text:p>
      <text:p text:style-name="Standard"/>
      <text:p text:style-name="P8">Add Attributes to an Entity</text:p>
      <text:p text:style-name="P41">curl -i -X POST http://localhost:9090/ngsi-ld/v1/entities/urn:ngsi-ld:Network:001/<text:span text:style-name="T35">attrs</text:span> \</text:p>
      <text:p text:style-name="P41"><text:s text:c="2"/>-H "Content-Type: application/json" \</text:p>
      <text:p text:style-name="P9"><text:s text:c="2"/>-H 'Link: &lt;http://localhost:3004/mobile-radio-network-context.jsonld&gt;; <text:s/></text:p>
      <text:p text:style-name="P9"><text:s text:c="8"/>rel="http://www.w3.org/ns/json-ld#context"; type="application/ld+json"' \</text:p>
      <text:p text:style-name="P9"><text:s text:c="2"/>-H 'Link: &lt;https://uri.etsi.org/ngsi-ld/v1/ngsi-ld-core-context-v1.9.jsonld&gt;; </text:p>
      <text:p text:style-name="P21"><text:span text:style-name="T2"><text:s text:c="7"/></text:span><text:span text:style-name="T19">rel="http://www.w3.org/ns/json-ld#context"; type="application/ld+json"' </text:span><text:span text:style-name="T26">\</text:span></text:p>
      <text:p text:style-name="P41"><text:s text:c="2"/>-d '{</text:p>
      <text:p text:style-name="P41"><text:s text:c="4"/>"<text:span text:style-name="T35">NetworkTypes": {</text:span></text:p>
      <text:p text:style-name="P41"><text:s text:c="8"/>"<text:span text:style-name="T35">type": "Relationship",</text:span></text:p>
      <text:p text:style-name="P41"><text:s text:c="8"/>"<text:span text:style-name="T35">object</text:span>": <text:span text:style-name="T35">"</text:span>urn:ngsi-ld:YANGIdentity:mobile-radio-network:mobile-radio-network<text:span text:style-name="T35">"</text:span></text:p>
      <text:p text:style-name="P41"><text:s text:c="5"/><text:span text:style-name="T35">}</text:span></text:p>
      <text:p text:style-name="P41"><text:s text:c="2"/>}'</text:p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soft-page-break/>Get Entity by type (<text:span text:style-name="T34">1</text:span>)<text:line-break/><text:span text:style-name="T2">curl -i -G "http://localhost:9090/ngsi-ld/v1/entities" \</text:span></text:p>
      <text:p text:style-name="P16"><text:s text:c="2"/>--data-urlencode "type=Network" \</text:p>
      <text:p text:style-name="P10"><text:s text:c="2"/>--data-urlencode "limit=100" \</text:p>
      <text:p text:style-name="P10"><text:s text:c="2"/>-H "Accept: application/ld+json" \</text:p>
      <text:p text:style-name="P10"><text:s text:c="2"/>-H 'Link: &lt;http://localhost:3004/mobile-radio-network-context.jsonld&gt;; <text:s/></text:p>
      <text:p text:style-name="P10"><text:s text:c="8"/>rel="http://www.w3.org/ns/json-ld#context"; type="application/ld+json"' \</text:p>
      <text:p text:style-name="P10"><text:s text:c="2"/>-H 'Link: &lt;https://uri.etsi.org/ngsi-ld/v1/ngsi-ld-core-context-v1.9.jsonld&gt;; </text:p>
      <text:p text:style-name="P18"><text:span text:style-name="T2"><text:s text:c="7"/></text:span><text:span text:style-name="T19">rel="http://www.w3.org/ns/json-ld#context"; type="application/ld+json"'</text:span></text:p>
      <text:p text:style-name="P30"/>
      <text:p text:style-name="P30"/>
      <text:p text:style-name="P56">Get Entity by type (2)</text:p>
      <text:p text:style-name="P14">curl -i -G "http://localhost:9090/ngsi-ld/v1/entities" \</text:p>
      <text:p text:style-name="P14"><text:s text:c="2"/>--data-urlencode "limit=100" \</text:p>
      <text:p text:style-name="P6"><text:span text:style-name="T2"><text:s text:c="2"/>-H "Accept: application/</text:span><text:span text:style-name="T9">ld+</text:span><text:span text:style-name="T5">j</text:span><text:span text:style-name="T2">son" \</text:span></text:p>
      <text:p text:style-name="P14"><text:s text:c="2"/>-H 'Link: &lt;http://localhost:3004/mobile-radio-network-context.jsonld&gt;; <text:s/></text:p>
      <text:p text:style-name="P14"><text:s text:c="8"/>rel="http://www.w3.org/ns/json-ld#context"; type="application/ld+json"' \</text:p>
      <text:p text:style-name="P14"><text:s text:c="2"/>-H 'Link: &lt;https://uri.etsi.org/ngsi-ld/v1/ngsi-ld-core-context-v1.9.jsonld&gt;; </text:p>
      <text:p text:style-name="P23"><text:span text:style-name="T19"><text:s text:c="7"/>rel="http://www.w3.org/ns/json-ld#context"; type="application/ld+json"'</text:span><text:span text:style-name="T20"> \</text:span></text:p>
      <text:p text:style-name="P63">-d 'type=Network' </text:p>
      <text:p text:style-name="P29"/>
      <text:p text:style-name="P14">curl -i -G "http://localhost:9090/ngsi-ld/v1/entities" \</text:p>
      <text:p text:style-name="P14"><text:s text:c="2"/>--data-urlencode "limit=100" \</text:p>
      <text:p text:style-name="P6"><text:span text:style-name="T2"><text:s text:c="2"/>-H "Accept: application/</text:span><text:span text:style-name="T10">ld+</text:span><text:span text:style-name="T5">j</text:span><text:span text:style-name="T2">son" \</text:span></text:p>
      <text:p text:style-name="P14"><text:s text:c="2"/>-H 'Link: &lt;http://localhost:3004/mobile-radio-network-context.jsonld&gt;; <text:s/></text:p>
      <text:p text:style-name="P14"><text:s text:c="8"/>rel="http://www.w3.org/ns/json-ld#context"; type="application/ld+json"' \</text:p>
      <text:p text:style-name="P14"><text:s text:c="2"/>-H 'Link: &lt;https://uri.etsi.org/ngsi-ld/v1/ngsi-ld-core-context-v1.9.jsonld&gt;; </text:p>
      <text:p text:style-name="P23"><text:span text:style-name="T19"><text:s text:c="7"/>rel="http://www.w3.org/ns/json-ld#context"; type="application/ld+json"'</text:span><text:span text:style-name="T20"> \</text:span></text:p>
      <text:p text:style-name="P45"><text:span text:style-name="T24">-d 'type=</text:span><text:span text:style-name="T30">YANGIdentity</text:span><text:span text:style-name="T24">' </text:span></text:p>
      <text:p text:style-name="P56"/>
      <text:p text:style-name="P56"/>
      <text:p text:style-name="P25"><text:span text:style-name="T13">Get Entity by type (</text:span><text:span text:style-name="T17">3</text:span><text:span text:style-name="T13">) </text:span><text:span text:style-name="T15">+ </text:span><text:span text:style-name="T14">Not no</text:span><text:span text:style-name="T15">r</text:span><text:span text:style-name="T14">malized format</text:span><text:span text:style-name="T13"><text:line-break/></text:span><text:span text:style-name="T4">curl -i -G "http://localhost:9090/ngsi-ld/v1/entities" \</text:span></text:p>
      <text:p text:style-name="P10"><text:s text:c="2"/>--data-urlencode "limit=100" \</text:p>
      <text:p text:style-name="P2"><text:span text:style-name="T2"><text:s text:c="2"/>-H "Accept: application/</text:span><text:span text:style-name="T5">j</text:span><text:span text:style-name="T2">son" \</text:span></text:p>
      <text:p text:style-name="P10"><text:s text:c="2"/>-H 'Link: &lt;http://localhost:3004/mobile-radio-network-context.jsonld&gt;; <text:s/></text:p>
      <text:p text:style-name="P10"><text:s text:c="8"/>rel="http://www.w3.org/ns/json-ld#context"; type="application/ld+json"' \</text:p>
      <text:p text:style-name="P10"><text:s text:c="2"/>-H 'Link: &lt;https://uri.etsi.org/ngsi-ld/v1/ngsi-ld-core-context-v1.9.jsonld&gt;; </text:p>
      <text:p text:style-name="P18"><text:span text:style-name="T19"><text:s text:c="7"/>rel="http://www.w3.org/ns/json-ld#context"; type="application/ld+json"'</text:span><text:span text:style-name="T20"> \</text:span></text:p>
      <text:p text:style-name="P18"><text:span text:style-name="T19">-d 'type=Network' </text:span><text:span text:style-name="T21">\</text:span></text:p>
      <text:p text:style-name="P26"><text:span text:style-name="T22">-</text:span><text:span text:style-name="T21">d </text:span><text:span text:style-name="T24">'</text:span><text:span text:style-name="T21">options=keyValues</text:span><text:span text:style-name="T24">'</text:span></text:p>
      <text:p text:style-name="P17"/>
      <text:p text:style-name="P40"><text:span text:style-name="T13">Get Entity by type (</text:span><text:span text:style-name="T18">4</text:span><text:span text:style-name="T13">) </text:span><text:span text:style-name="T15">+ </text:span><text:span text:style-name="T16">Filtering by property value</text:span><text:span text:style-name="T13"><text:line-break/></text:span><text:span text:style-name="T4">curl -i -G "http://localhost:9090/ngsi-ld/v1/entities" \</text:span></text:p>
      <text:p text:style-name="P11"><text:s text:c="2"/>--data-urlencode "limit=100" \</text:p>
      <text:p text:style-name="P4"><text:span text:style-name="T2"><text:s text:c="2"/>-H "Accept: application/</text:span><text:span text:style-name="T6">ld+</text:span><text:span text:style-name="T5">j</text:span><text:span text:style-name="T2">son" \</text:span></text:p>
      <text:p text:style-name="P11"><text:s text:c="2"/>-H 'Link: &lt;http://localhost:3004/mobile-radio-network-context.jsonld&gt;; <text:s/></text:p>
      <text:p text:style-name="P11"><text:s text:c="8"/>rel="http://www.w3.org/ns/json-ld#context"; type="application/ld+json"' \</text:p>
      <text:p text:style-name="P11"><text:s text:c="2"/>-H 'Link: &lt;https://uri.etsi.org/ngsi-ld/v1/ngsi-ld-core-context-v1.9.jsonld&gt;; </text:p>
      <text:p text:style-name="P20"><text:span text:style-name="T19"><text:s text:c="7"/>rel="http://www.w3.org/ns/json-ld#context"; type="application/ld+json"'</text:span><text:span text:style-name="T20"> \</text:span></text:p>
      <text:p text:style-name="P40"><text:span text:style-name="T24">-d 'type=</text:span><text:span text:style-name="T23">YANGIdentity</text:span><text:span text:style-name="T24">' </text:span><text:span text:style-name="T21">\</text:span></text:p>
      <text:p text:style-name="P40"><text:span text:style-name="T22">-</text:span><text:span text:style-name="T23">d </text:span><text:span text:style-name="T24">'</text:span><text:span text:style-name="T25">q=</text:span><text:span text:style-name="T23">YANGIdentityIdentifier=</text:span><text:span text:style-name="T25">=</text:span><text:span text:style-name="T23">ethernetCsmacd</text:span><text:span text:style-name="T24">'</text:span></text:p>
      <text:p text:style-name="P37"><text:soft-page-break/>Get all Entity IDs by type</text:p>
      <text:p text:style-name="P34">curl -s -G "http://localhost:9090/ngsi-ld/v1/entities" \</text:p>
      <text:p text:style-name="P34"><text:s text:c="2"/>--data-urlencode "limit=100" \</text:p>
      <text:p text:style-name="P34"><text:s text:c="2"/>-H "Accept: application/ld+json" \</text:p>
      <text:p text:style-name="P34"><text:s text:c="2"/>-H 'Link: &lt;http://localhost:3004/mobile-radio-network-context.jsonld&gt;; rel="http://www.w3.org/ns/json-ld#context"; type="application/ld+json"' \</text:p>
      <text:p text:style-name="P34"><text:s text:c="2"/>-H 'Link: &lt;https://uri.etsi.org/ngsi-ld/v1/ngsi-ld-core-context-v1.9.jsonld&gt;; rel="http://www.w3.org/ns/json-ld#context"; type="application/ld+json"' \</text:p>
      <text:p text:style-name="P34"><text:span text:style-name="T1">-d 'type=</text:span><text:span text:style-name="T36">YANGIdentity</text:span><text:span text:style-name="T1">' <text:s/></text:span>\</text:p>
      <text:p text:style-name="P34">| jq -r '.[].id'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6"><text:soft-page-break/><text:span text:style-name="T12">Get Entity by ID</text:span><text:line-break/><text:span text:style-name="T2">curl -i -X GET "http://localhost:9090/ngsi-ld/v1/entities/urn:ngsi-ld:Network:001" \</text:span></text:p>
      <text:p text:style-name="P3"><text:span text:style-name="T2"><text:s text:c="2"/>-H "Accept: application/ld+json" </text:span><text:span text:style-name="T3">\</text:span></text:p>
      <text:p text:style-name="P12"><text:s text:c="2"/>-H 'Link: &lt;http://localhost:3004/mobile-radio-network-context.jsonld&gt;; <text:s/></text:p>
      <text:p text:style-name="P12"><text:s text:c="8"/>rel="http://www.w3.org/ns/json-ld#context"; type="application/ld+json"' \</text:p>
      <text:p text:style-name="P12"><text:s text:c="2"/>-H 'Link: &lt;https://uri.etsi.org/ngsi-ld/v1/ngsi-ld-core-context-v1.9.jsonld&gt;; </text:p>
      <text:p text:style-name="P19"><text:span text:style-name="T2"><text:s text:c="7"/></text:span><text:span text:style-name="T19">rel="http://www.w3.org/ns/json-ld#context"; type="application/ld+json"'</text:span></text:p>
      <text:p text:style-name="P17"/>
      <text:p text:style-name="P17"/>
      <text:p text:style-name="P33"/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Delete Entity by ID</text:p>
      <text:p text:style-name="P33">curl -X DELETE "http://localhost:9090/ngsi-ld/v1/entities/urn:ngsi-ld:YANGIdentity:iana-if-type:ieee80211" \</text:p>
      <text:p text:style-name="P33"><text:s text:c="2"/>-H "Accept: application/ld+json" \</text:p>
      <text:p text:style-name="P33"><text:s text:c="2"/>-H 'Link: &lt;http://localhost:3004/mobile-radio-network-context.jsonld&gt;; rel="http://www.w3.org/ns/json-ld#context"; type="application/ld+json"' \</text:p>
      <text:p text:style-name="P33"><text:s text:c="2"/>-H 'Link: &lt;https://uri.etsi.org/ngsi-ld/v1/ngsi-ld-core-context-v1.9.jsonld&gt;; rel="http://www.w3.org/ns/json-ld#context"; type="application/ld+json"'</text:p>
      <text:p text:style-name="P33"/>
      <text:p text:style-name="P36">Delete Entities by Type</text:p>
      <text:p text:style-name="P27">curl -s -G "http://localhost:9090/ngsi-ld/v1/entities" \</text:p>
      <text:p text:style-name="P27"><text:s text:c="2"/>--data-urlencode "limit=100" \</text:p>
      <text:p text:style-name="P27"><text:s text:c="2"/>-H "Accept: application/ld+json" \</text:p>
      <text:p text:style-name="P27"><text:s text:c="2"/>-H 'Link: &lt;http://localhost:3004/mobile-radio-network-context.jsonld&gt;; rel="http://www.w3.org/ns/json-ld#context"; type="application/ld+json"' \</text:p>
      <text:p text:style-name="P27"><text:s text:c="2"/>-H 'Link: &lt;https://uri.etsi.org/ngsi-ld/v1/ngsi-ld-core-context-v1.9.jsonld&gt;; rel="http://www.w3.org/ns/json-ld#context"; type="application/ld+json"' \</text:p>
      <text:p text:style-name="P42"><text:span text:style-name="T24">-d 'type=</text:span><text:span text:style-name="T27">Network</text:span><text:span text:style-name="T24">' <text:s/></text:span><text:span text:style-name="T28">\</text:span></text:p>
      <text:p text:style-name="P27">| jq -r '.[].id' \</text:p>
      <text:p text:style-name="P27">| xargs -I {} curl -X DELETE "http://localhost:9090/ngsi-ld/v1/entities/{}" \</text:p>
      <text:p text:style-name="P27"><text:s text:c="2"/>-H "Accept: application/ld+json"</text:p>
      <text:p text:style-name="P27"/>
      <text:p text:style-name="P28">curl -s -G "http://localhost:9090/ngsi-ld/v1/entities" \</text:p>
      <text:p text:style-name="P28"><text:s text:c="2"/>--data-urlencode "limit=100" \</text:p>
      <text:p text:style-name="P28"><text:s text:c="2"/>-H "Accept: application/ld+json" \</text:p>
      <text:p text:style-name="P28"><text:s text:c="2"/>-H 'Link: &lt;http://localhost:3004/mobile-radio-network-context.jsonld&gt;; rel="http://www.w3.org/ns/json-ld#context"; type="application/ld+json"' \</text:p>
      <text:p text:style-name="P28"><text:s text:c="2"/>-H 'Link: &lt;https://uri.etsi.org/ngsi-ld/v1/ngsi-ld-core-context-v1.9.jsonld&gt;; rel="http://www.w3.org/ns/json-ld#context"; type="application/ld+json"' \</text:p>
      <text:p text:style-name="P43"><text:span text:style-name="T24">-d 'type=</text:span><text:span text:style-name="T29">YANGIdentities</text:span><text:span text:style-name="T24">' <text:s/></text:span><text:span text:style-name="T28">\</text:span></text:p>
      <text:p text:style-name="P28">| jq -r '.[].id' \</text:p>
      <text:p text:style-name="P28">| xargs -I {} curl -X DELETE "http://localhost:9090/ngsi-ld/v1/entities/{}" \</text:p>
      <text:p text:style-name="P28"><text:s text:c="2"/>-H "Accept: application/ld+json"</text:p>
      <text:p text:style-name="P17"/>
      <text:p text:style-name="P38">Delete Entities by <text:span text:style-name="T40">ID</text:span></text:p>
      <text:p text:style-name="P35">curl -X DELETE "http://localhost:9090/ngsi-ld/v1/entitie<text:span text:style-name="T37">s/</text:span>urn:ngsi-ld:YANGIdentity:mobile-radio-network:mobile-radio-network" \</text:p>
      <text:p text:style-name="P35"><text:s text:c="2"/>-H "Accept: application/ld+json" \</text:p>
      <text:p text:style-name="P35"><text:s text:c="2"/>-H 'Link: &lt;http://localhost:3004/mobile-radio-network-context.jsonld&gt;; rel="http://www.w3.org/ns/json-ld#context"; type="application/ld+json"' \</text:p>
      <text:p text:style-name="P35"><text:s text:c="2"/>-H 'Link: &lt;https://uri.etsi.org/ngsi-ld/v1/ngsi-ld-core-context-v1.9.jsonld&gt;; rel="http://www.w3.org/ns/json-ld#context"; type="application/ld+json"'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9"/>
      <text:p text:style-name="P49"/>
      <text:p text:style-name="P49"/>
      <text:p text:style-name="P39"><text:soft-page-break/>Register Context Source</text:p>
      <text:p text:style-name="P49">curl -X POST "http://localhost:9091/ngsi-ld/v1/csourceRegistrations" \</text:p>
      <text:p text:style-name="P49"><text:s text:c="2"/>-H "Content-Type: application/ld+json" \</text:p>
      <text:p text:style-name="P49"><text:s text:c="2"/>-d '{</text:p>
      <text:p text:style-name="P49"><text:s text:c="4"/>"id": "urn:ngsi-ld:ContextSourceRegistration:test001",</text:p>
      <text:p text:style-name="P49"><text:s text:c="4"/>"type": "ContextSourceRegistration",</text:p>
      <text:p text:style-name="P49"><text:s text:c="4"/>"information": [</text:p>
      <text:p text:style-name="P49"><text:s text:c="6"/>{</text:p>
      <text:p text:style-name="P49"><text:s text:c="8"/>"entities": [</text:p>
      <text:p text:style-name="P49"><text:s text:c="10"/>{</text:p>
      <text:p text:style-name="P49"><text:s text:c="12"/>"type": "YANGIdentity"</text:p>
      <text:p text:style-name="P49"><text:s text:c="10"/>}</text:p>
      <text:p text:style-name="P49"><text:s text:c="8"/>]</text:p>
      <text:p text:style-name="P49"><text:s text:c="6"/>}</text:p>
      <text:p text:style-name="P49"><text:s text:c="4"/>],</text:p>
      <text:p text:style-name="P49"><text:s text:c="4"/>"endpoint": "http://localhost:9090",</text:p>
      <text:p text:style-name="P49"><text:s text:c="4"/>"@context": [</text:p>
      <text:p text:style-name="P52"><text:span text:style-name="T1"><text:tab/>"</text:span><text:a xlink:type="simple" xlink:href="http://localhost:3004/mobile-radio-network-context.jsonld" text:style-name="Internet_20_link" text:visited-style-name="Visited_20_Internet_20_Link">http://localhost:3004/mobile-radio-network-context.jsonld</text:a><text:span text:style-name="T1">",</text:span></text:p>
      <text:p text:style-name="P49"><text:s text:c="6"/>"<text:a xlink:type="simple" xlink:href="https://uri.etsi.org/ngsi-ld/v1/ngsi-ld-core-context-v1.9.jsonld" text:style-name="Internet_20_link" text:visited-style-name="Visited_20_Internet_20_Link">https://uri.etsi.org/ngsi-ld/v1/ngsi-ld-core-context-v1.9.jsonld</text:a>"</text:p>
      <text:p text:style-name="P49"><text:s text:c="4"/>]</text:p>
      <text:p text:style-name="P49"><text:s text:c="2"/>}'</text:p>
      <text:p text:style-name="P49"/>
      <text:p text:style-name="P50">curl -X POST "http://localhost:9091/ngsi-ld/v1/csourceRegistrations" \</text:p>
      <text:p text:style-name="P50"><text:s text:c="2"/>-H "Content-Type: application/ld+json" \</text:p>
      <text:p text:style-name="P50"><text:s text:c="2"/>-d '{</text:p>
      <text:p text:style-name="P48"><text:span text:style-name="T4"><text:s text:c="4"/>"id": "urn:ngsi-ld:ContextSourceRegistration:test00</text:span><text:span text:style-name="T8">2</text:span><text:span text:style-name="T4">",</text:span></text:p>
      <text:p text:style-name="P50"><text:s text:c="4"/>"type": "ContextSourceRegistration",</text:p>
      <text:p text:style-name="P50"><text:s text:c="4"/>"information": [</text:p>
      <text:p text:style-name="P50"><text:s text:c="6"/>{</text:p>
      <text:p text:style-name="P50"><text:s text:c="8"/>"entities": [</text:p>
      <text:p text:style-name="P50"><text:s text:c="10"/>{</text:p>
      <text:p text:style-name="P48"><text:span text:style-name="T4"><text:s text:c="12"/>"type": "</text:span><text:span text:style-name="T38">Network</text:span><text:span text:style-name="T4">"</text:span></text:p>
      <text:p text:style-name="P50"><text:s text:c="10"/>}</text:p>
      <text:p text:style-name="P50"><text:s text:c="8"/>]</text:p>
      <text:p text:style-name="P50"><text:s text:c="6"/>}</text:p>
      <text:p text:style-name="P50"><text:s text:c="4"/>],</text:p>
      <text:p text:style-name="P50"><text:s text:c="4"/>"endpoint": "http://localhost:9090",</text:p>
      <text:p text:style-name="P51"><text:s text:c="4"/>"@context": [</text:p>
      <text:p text:style-name="P51"><text:s text:c="6"/>"<text:a xlink:type="simple" xlink:href="http://localhost:3004/mobile-radio-network-context.jsonld" text:style-name="Internet_20_link" text:visited-style-name="Visited_20_Internet_20_Link"><text:span text:style-name="T40">http://localhost:3004/mobile-radio-network-context.jsonld</text:span></text:a>",</text:p>
      <text:p text:style-name="P50"><text:s text:c="6"/>"<text:a xlink:type="simple" xlink:href="https://uri.etsi.org/ngsi-ld/v1/ngsi-ld-core-context-v1.9.jsonld" text:style-name="Internet_20_link" text:visited-style-name="Visited_20_Internet_20_Link">https://uri.etsi.org/ngsi-ld/v1/ngsi-ld-core-context-v1.9.jsonld</text:a>"</text:p>
      <text:p text:style-name="P50"><text:s text:c="4"/>]</text:p>
      <text:p text:style-name="P50"><text:s text:c="2"/>}'</text:p>
      <text:p text:style-name="P49"/>
      <text:p text:style-name="P54">curl -X POST "http://localhost:9091/ngsi-ld/v1/csourceRegistrations" \</text:p>
      <text:p text:style-name="P54"><text:s text:c="2"/>-H "Content-Type: application/ld+json" \</text:p>
      <text:p text:style-name="P54"><text:s text:c="2"/>-d '{</text:p>
      <text:p text:style-name="P55"><text:span text:style-name="T4"><text:s text:c="4"/>"id": "urn:ngsi-ld:ContextSourceRegistration:test00</text:span><text:span text:style-name="T8">2</text:span><text:span text:style-name="T4">",</text:span></text:p>
      <text:p text:style-name="P54"><text:s text:c="4"/>"type": "ContextSourceRegistration",</text:p>
      <text:p text:style-name="P54"><text:s text:c="4"/>"information": [</text:p>
      <text:p text:style-name="P54"><text:s text:c="6"/>{</text:p>
      <text:p text:style-name="P54"><text:s text:c="8"/>"entities": [</text:p>
      <text:p text:style-name="P54"><text:s text:c="10"/>{</text:p>
      <text:p text:style-name="P55"><text:span text:style-name="T4"><text:s text:c="12"/>"type": "</text:span><text:span text:style-name="T38">Network</text:span><text:span text:style-name="T4">"</text:span></text:p>
      <text:p text:style-name="P54"><text:s text:c="10"/>}</text:p>
      <text:p text:style-name="P54"><text:s text:c="8"/>]</text:p>
      <text:p text:style-name="P54"><text:s text:c="6"/>}</text:p>
      <text:p text:style-name="P54"><text:s text:c="4"/>],</text:p>
      <text:p text:style-name="P55"><text:span text:style-name="T4"><text:s text:c="4"/>"endpoint": "http://</text:span><text:span text:style-name="T39">192.168.43.154</text:span><text:span text:style-name="T4">:9090",</text:span></text:p>
      <text:p text:style-name="P54"><text:s text:c="4"/>"@context": [</text:p>
      <text:p text:style-name="P54"><text:s text:c="6"/>"<text:a xlink:type="simple" xlink:href="http://localhost:3004/mobile-radio-network-context.jsonld" text:style-name="Internet_20_link" text:visited-style-name="Visited_20_Internet_20_Link"><text:span text:style-name="T40">http://localhost:3004/mobile-radio-network-context.jsonld</text:span></text:a>",</text:p>
      <text:p text:style-name="P54"><text:s text:c="6"/>"<text:a xlink:type="simple" xlink:href="https://uri.etsi.org/ngsi-ld/v1/ngsi-ld-core-context-v1.9.jsonld" text:style-name="Internet_20_link" text:visited-style-name="Visited_20_Internet_20_Link">https://uri.etsi.org/ngsi-ld/v1/ngsi-ld-core-context-v1.9.jsonld</text:a>"</text:p>
      <text:p text:style-name="P54"><text:s text:c="4"/>]</text:p>
      <text:p text:style-name="P54"><text:s text:c="2"/>}'</text:p>
      <text:p text:style-name="P49"><text:soft-page-break/></text:p>
      <text:p text:style-name="P39">Check Registrations <text:span text:style-name="T41">by ID</text:span></text:p>
      <text:p text:style-name="P65">curl -X GET "http://localhost:9091/ngsi-ld/v1/csourceRegistrations/urn:ngsi-ld:ContextSourceRegistration:test001" \</text:p>
      <text:p text:style-name="P65"><text:s text:c="2"/>-H "Accept: application/ld+json" | jq</text:p>
      <text:p text:style-name="P32"/>
      <text:p text:style-name="P13"/>
      <text:p text:style-name="P47"><text:span text:style-name="T32">Delete</text:span><text:span text:style-name="T33"> Registrations </text:span><text:span text:style-name="T32">by ID</text:span></text:p>
      <text:p text:style-name="P66">curl -X DELETE "http://localhost:9091/ngsi-ld/v1/csourceRegistrations/urn:ngsi-ld:ContextSourceRegistration:test001"</text:p>
      <text:p text:style-name="P13"/>
      <text:p text:style-name="P13"/>
      <text:p text:style-name="P59">Get Registered Entities</text:p>
      <text:p text:style-name="P44"><text:span text:style-name="T4">curl -i -G "http://localhost:909</text:span><text:span text:style-name="T7">1</text:span><text:span text:style-name="T4">/ngsi-ld/v1/entities" \</text:span></text:p>
      <text:p text:style-name="P13"><text:s text:c="2"/>--data-urlencode "limit=100" \</text:p>
      <text:p text:style-name="P5"><text:span text:style-name="T2"><text:s text:c="2"/>-H "Accept: application/</text:span><text:span text:style-name="T6">ld+</text:span><text:span text:style-name="T5">j</text:span><text:span text:style-name="T2">son" \</text:span></text:p>
      <text:p text:style-name="P13"><text:s text:c="2"/>-H 'Link: &lt;http://localhost:3004/mobile-radio-network-context.jsonld&gt;; <text:s/></text:p>
      <text:p text:style-name="P13"><text:s text:c="8"/>rel="http://www.w3.org/ns/json-ld#context"; type="application/ld+json"' \</text:p>
      <text:p text:style-name="P13"><text:s text:c="2"/>-H 'Link: &lt;https://uri.etsi.org/ngsi-ld/v1/ngsi-ld-core-context-v1.9.jsonld&gt;; </text:p>
      <text:p text:style-name="P22"><text:span text:style-name="T19"><text:s text:c="7"/>rel="http://www.w3.org/ns/json-ld#context"; type="application/ld+json"'</text:span><text:span text:style-name="T20"> \</text:span></text:p>
      <text:p text:style-name="P44"><text:span text:style-name="T24">-d 'type=</text:span><text:span text:style-name="T23">YANGIdentity</text:span><text:span text:style-name="T24">'</text:span></text:p>
      <text:p text:style-name="P64"/>
      <text:p text:style-name="P46"><text:span text:style-name="T4">curl -i -G "http://localhost:909</text:span><text:span text:style-name="T7">1</text:span><text:span text:style-name="T4">/ngsi-ld/v1/entities" \</text:span></text:p>
      <text:p text:style-name="P15"><text:s text:c="2"/>--data-urlencode "limit=100" \</text:p>
      <text:p text:style-name="P7"><text:span text:style-name="T2"><text:s text:c="2"/>-H "Accept: application/</text:span><text:span text:style-name="T6">ld+</text:span><text:span text:style-name="T5">j</text:span><text:span text:style-name="T2">son" \</text:span></text:p>
      <text:p text:style-name="P15"><text:s text:c="2"/>-H 'Link: &lt;http://localhost:3004/mobile-radio-network-context.jsonld&gt;; <text:s/></text:p>
      <text:p text:style-name="P15"><text:s text:c="8"/>rel="http://www.w3.org/ns/json-ld#context"; type="application/ld+json"' \</text:p>
      <text:p text:style-name="P15"><text:s text:c="2"/>-H 'Link: &lt;https://uri.etsi.org/ngsi-ld/v1/ngsi-ld-core-context-v1.9.jsonld&gt;; </text:p>
      <text:p text:style-name="P24"><text:span text:style-name="T19"><text:s text:c="7"/>rel="http://www.w3.org/ns/json-ld#context"; type="application/ld+json"'</text:span><text:span text:style-name="T20"> \</text:span></text:p>
      <text:p text:style-name="P46"><text:span text:style-name="T24">-d 'type=</text:span><text:span text:style-name="T31">Network</text:span><text:span text:style-name="T24">'</text:span></text:p>
      <text:p text:style-name="P46"><text:span text:style-name="T24"/></text:p>
      <text:p text:style-name="P69"><text:span text:style-name="T4">curl -i -G "http://localhost:909</text:span><text:span text:style-name="T7">1</text:span><text:span text:style-name="T4">/ngsi-ld/v1/entities" \</text:span></text:p>
      <text:p text:style-name="P62"><text:s text:c="2"/>--data-urlencode "limit=100" \</text:p>
      <text:p text:style-name="P58"><text:span text:style-name="T2"><text:s text:c="2"/>-H "Accept: application/</text:span><text:span text:style-name="T6">ld+</text:span><text:span text:style-name="T5">j</text:span><text:span text:style-name="T2">son" \</text:span></text:p>
      <text:p text:style-name="P62"><text:s text:c="2"/>-H 'Link: &lt;http://localhost:3004/mobile-radio-network-context.jsonld&gt;; <text:s/></text:p>
      <text:p text:style-name="P62"><text:s text:c="8"/>rel="http://www.w3.org/ns/json-ld#context"; type="application/ld+json"' \</text:p>
      <text:p text:style-name="P62"><text:s text:c="2"/>-H 'Link: &lt;https://uri.etsi.org/ngsi-ld/v1/ngsi-ld-core-context-v1.9.jsonld&gt;; </text:p>
      <text:p text:style-name="P68"><text:span text:style-name="T19"><text:s text:c="7"/>rel="http://www.w3.org/ns/json-ld#context"; type="application/ld+json"'</text:span><text:span text:style-name="T20"> \</text:span></text:p>
      <text:p text:style-name="P69"><text:span text:style-name="T24">-d 'type=</text:span><text:span text:style-name="T31">urn:ietf:params:xml:ns:yang:ietf-network/networks/network</text:span><text:span text:style-name="T24">'</text:span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pan text:style-name="T24"/></text:p>
      <text:p text:style-name="P69"><text:soft-page-break/><text:span text:style-name="T24">........GET /ngsi-ld/v1/entities?limit=1000&amp;options=sysAttrs&amp;type=Network&amp;offset=0 HTTP/1.1</text:span></text:p>
      <text:p text:style-name="P69"><text:span text:style-name="T24">user-agent: Vert.x-WebClient/4.5.14</text:span></text:p>
      <text:p text:style-name="P69"><text:span text:style-name="T24">Accept: application/json</text:span></text:p>
      <text:p text:style-name="P69"><text:span text:style-name="T24">Link: &lt;http://localhost:3004/mobile-radio-network-context.jsonld&gt;; rel="http://www.w3.org/ns/json-ld#context"; type="application/ld+json"</text:span></text:p>
      <text:p text:style-name="P69"><text:span text:style-name="T24">Via: HTTP/1.1 localhost:9090</text:span></text:p>
      <text:p text:style-name="P69"><text:span text:style-name="T24">host: localhost:9090</text:span></text:p>
      <text:p text:style-name="P69"><text:span text:style-name="T24"/></text:p>
      <text:p text:style-name="P69"><text:span text:style-name="T24"/></text:p>
      <text:p text:style-name="P69"><text:span text:style-name="T24">10:52:09.887766 IP localhost.9090 &gt; localhost.56260: Flags [.], ack 341, win 510, options [nop,nop,TS val 3264913432 ecr 3264913427], length 0</text:span></text:p>
      <text:p text:style-name="P69"><text:span text:style-name="T24">E..4..@.@.D.........#....o.C_........(.....</text:span></text:p>
      <text:p text:style-name="P69"><text:span text:style-name="T24">........</text:span></text:p>
      <text:p text:style-name="P69"><text:span text:style-name="T24">10:52:09.922851 IP localhost.9090 &gt; localhost.56260: Flags [P.], seq 1:271, ack 341, win 512, options [nop,nop,TS val 3264913471 ecr 3264913427], length 270</text:span></text:p>
      <text:p text:style-name="P69"><text:span text:style-name="T24">E..B..@.@.C.........#....o.C_........6.....</text:span></text:p>
      <text:p text:style-name="P69"><text:span text:style-name="T24">...?....HTTP/1.1 508 Server Error (508)</text:span></text:p>
      <text:p text:style-name="P69"><text:span text:style-name="T24">content-length: 182</text:span></text:p>
      <text:p text:style-name="P69"><text:span text:style-name="T24">Content-Type: application/json</text:span></text:p>
      <text:p text:style-name="P69"><text:span text:style-name="T24"/></text:p>
      <text:p text:style-name="P69"><text:span text:style-name="T24">{"type":"https://uri.etsi.org/ngsi-ld/errors/LoopDeteced","title":"Loop detected. Host has already been called.","detail":"Loop detected. Host has already been called.","status":508}</text:span></text:p>
      <text:p text:style-name="P69"><text:span text:style-name="T24">10:52:09.923125 IP localhost.56260 &gt; localhost.9090: Flags [.], ack 271, win 510, options [nop,nop,TS val 3264913472 ecr 3264913471], length 0</text:span></text:p>
      <text:p text:style-name="P69"><text:span text:style-name="T24">E..4._@.@.]b..........#._....o.Q.....(.....</text:span></text:p>
      <text:p text:style-name="P69"><text:span text:style-name="T24">...@...?</text:span></text:p>
      <text:p text:style-name="P69"><text:span text:style-name="T24">10:52:14.151161 IP localhost.56880 &gt; localhost.9090: Flags [S], seq 3677573846, win 65495, options [mss 65495,sackOK,TS val 3264917700 ecr 0,nop,wscale 7], length 0</text:span></text:p>
      <text:p text:style-name="P69"><text:span text:style-name="T24">E..&lt;..@.@............0#..3R..........0.........</text:span></text:p>
      <text:p text:style-name="P69"><text:span text:style-name="T24">............</text:span></text:p>
      <text:p text:style-name="P69"><text:span text:style-name="T24">10:52:14.151186 IP localhost.9090 &gt; localhost.56880: Flags [S.], seq 1597445351, ack 3677573847, win 65483, options [mss 65495,sackOK,TS val 3264917700 ecr 3264917700,nop,wscale 7], length 0</text:span></text:p>
      <text:p text:style-name="P69"><text:span text:style-name="T24">E..&lt;..@.@.&lt;.........#..0_7...3R......0.........</text:span></text:p>
      <text:p text:style-name="P69"><text:span text:style-name="T24">............</text:span></text:p>
      <text:p text:style-name="P69"><text:span text:style-name="T24">10:52:14.151206 IP localhost.56880 &gt; localhost.9090: Flags [.], ack 1, win 512, options [nop,nop,TS val 3264917700 ecr 3264917700], length 0</text:span></text:p>
      <text:p text:style-name="P69"><text:span text:style-name="T24">E..4..@.@............0#..3R._7.......(.....</text:span></text:p>
      <text:p text:style-name="P69"><text:span text:style-name="T24">........</text:span></text:p>
      <text:p text:style-name="P69"><text:span text:style-name="T24">10:52:14.152583 IP localhost.56880 &gt; localhost.9090: Flags [P.], seq 1:92, ack 1, win 512, options [nop,nop,TS val 3264917701 ecr 3264917700], length 91</text:span></text:p>
      <text:p text:style-name="P69"><text:span text:style-name="T24">E.....@.@..q.........0#..3R._7.............</text:span></text:p>
      <text:p text:style-name="P69"><text:span text:style-name="T24">........GET /q/health/live HTTP/1.1</text:span></text:p>
      <text:p text:style-name="P69"><text:span text:style-name="T24">Host: localhost:9090</text:span></text:p>
      <text:p text:style-name="P69"><text:span text:style-name="T24">User-Agent: curl/7.76.1</text:span></text:p>
      <text:p text:style-name="P69"><text:span text:style-name="T24">Accept: */*</text:span></text:p>
      <text:p text:style-name="P69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9T12:08:51.349856109</meta:creation-date>
    <dc:date>2025-11-07T11:22:39.777098410</dc:date>
    <meta:editing-duration>PT9H44M5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8" meta:paragraph-count="234" meta:word-count="853" meta:character-count="12102" meta:non-whitespace-character-count="10814"/>
  </office:meta>
</office:document-meta>
</file>